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7076in" fo:margin-left="0.0181in" fo:margin-right="2.2035in" table:align="margins" style:writing-mode="lr-tb"/>
    </style:style>
    <style:style style:name="Table1.A" style:family="table-column">
      <style:table-column-properties style:column-width="1.5833in" style:rel-column-width="22041*"/>
    </style:style>
    <style:style style:name="Table1.B" style:family="table-column">
      <style:table-column-properties style:column-width="3.1243in" style:rel-column-width="43494*"/>
    </style:style>
    <style:style style:name="Table1.1" style:family="table-row">
      <style:table-row-properties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style>
    <style:style style:name="P2" style:family="paragraph" style:parent-style-name="Heading_20_2">
      <style:paragraph-properties fo:break-before="page"/>
    </style:style>
    <style:style style:name="P3" style:family="paragraph" style:parent-style-name="Title" style:master-page-name="First_20_Page">
      <style:paragraph-properties style:page-number="auto"/>
    </style:style>
    <style:style style:name="P4" style:family="paragraph">
      <style:paragraph-properties fo:text-align="center"/>
    </style:style>
    <style:style style:name="T1" style:family="text">
      <style:text-properties style:font-name="Arial1"/>
    </style:style>
    <style:style style:name="T2" style:family="text">
      <style:text-properties fo:color="#ff0000"/>
    </style:style>
    <style:style style:name="T3" style:family="text"/>
    <style:style style:name="fr1" style:family="graphic" style:parent-style-name="Frame">
      <style:graphic-properties style:wrap="none" style:vertical-pos="from-top" style:vertical-rel="paragraph" style:horizontal-pos="from-left" style:horizontal-rel="paragraph"/>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1181in" draw:marker-end="Arrow" draw:marker-end-width="0.118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itle"/>
      <text:p text:style-name="Title"/>
      <text:p text:style-name="Title">“travelDB”</text:p>
      <text:p text:style-name="Title"/>
      <text:p text:style-name="Title">Design Guide</text:p>
      <text:p text:style-name="Subtitle"/>
      <text:p text:style-name="Subtitle">Author: Administrator Yafra.org</text:p>
      <text:p text:style-name="Subtitle">Revision 1.0</text:p>
      <text:h text:style-name="Heading_20_1" text:outline-level="1">Overview</text:h>
      <text:p text:style-name="Standard">TravelDB is a distributed travel management and booking environment. It is mainly used a test drive to show different technologies.</text:p>
      <text:p text:style-name="Standard"/>
      <text:h text:style-name="Heading_20_2" text:outline-level="2">Architecture</text:h>
      <text:h text:style-name="Heading_20_3" text:outline-level="3">Classic UNIX style architecture</text:h>
      <text:p text:style-name="Standard">A traditional architecture that builds the root of this whole test drive.</text:p>
      <text:p text:style-name="Standard"><draw:frame draw:style-name="fr1" draw:name="Frame3" text:anchor-type="paragraph" svg:x="0.0626in" svg:y="0.0354in" svg:width="6.7701in" draw:z-index="11"><draw:text-box fo:min-height="4.1016in"><text:p text:style-name="Frame_20_contents"><draw:custom-shape text:anchor-type="paragraph" draw:z-index="12" draw:style-name="gr1" draw:text-style-name="P4" svg:width="0.9587in" svg:height="0.813in" svg:x="3.1756in" svg:y="2.8874in"><text:p text:style-name="P4">Database</text:p><text:p text:style-name="P4">ANSI 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4" draw:style-name="gr1" svg:width="1.5315in" svg:height="0.3024in" svg:x="0.9591in" svg:y="2.0937in"><text:p text:style-name="P4">Utilities psxxx</text:p><draw:enhanced-geometry svg:viewBox="0 0 21600 21600" draw:type="rectangle" draw:enhanced-path="M 0 0 L 21600 0 21600 21600 0 21600 0 0 Z N"/></draw:custom-shape><draw:custom-shape text:anchor-type="paragraph" draw:z-index="15" draw:style-name="gr1" svg:width="1.5315in" svg:height="0.3024in" svg:x="1.0736in" svg:y="1.2634in"><text:p text:style-name="P4">mpdbi</text:p><draw:enhanced-geometry svg:viewBox="0 0 21600 21600" draw:type="rectangle" draw:enhanced-path="M 0 0 L 21600 0 21600 21600 0 21600 0 0 Z N"/></draw:custom-shape><draw:custom-shape text:anchor-type="paragraph" draw:z-index="16" draw:style-name="gr1" svg:width="1.5315in" svg:height="0.3024in" svg:x="2.8862in" svg:y="1.2764in"><text:p text:style-name="P4">mpnet</text:p><draw:enhanced-geometry svg:viewBox="0 0 21600 21600" draw:type="rectangle" draw:enhanced-path="M 0 0 L 21600 0 21600 21600 0 21600 0 0 Z N"/></draw:custom-shape><draw:custom-shape text:anchor-type="paragraph" draw:z-index="17" draw:style-name="gr1" svg:width="1.5315in" svg:height="0.3024in" svg:x="1.0319in" svg:y="0.1709in"><text:p text:style-name="P4">mpgui</text:p><draw:enhanced-geometry svg:viewBox="0 0 21600 21600" draw:type="rectangle" draw:enhanced-path="M 0 0 L 21600 0 21600 21600 0 21600 0 0 Z N"/></draw:custom-shape><draw:caption text:anchor-type="paragraph" draw:z-index="18" draw:style-name="gr3" draw:text-style-name="P4" svg:width="0.7717in" svg:height="0.2398in" svg:x="4.8528in" svg:y="0.2689in" draw:caption-point-x="-1.1772in" draw:caption-point-y="0.8854in"><text:p text:style-name="P4">SOAP</text:p></draw:caption><draw:caption text:anchor-type="paragraph" draw:z-index="19" draw:style-name="gr3" draw:text-style-name="P4" svg:width="1.1469in" svg:height="0.3843in" svg:x="0.0819in" svg:y="0.7091in" draw:caption-point-x="1.637in" draw:caption-point-y="0.1307in"><text:p text:style-name="P4">Proprietary ASCII</text:p></draw:caption><draw:custom-shape text:anchor-type="paragraph" draw:z-index="13" draw:style-name="gr1" svg:width="1.5315in" svg:height="0.3024in" svg:x="2.8945in" svg:y="2.0626in"><text:p text:style-name="P4">Database mpapi</text:p><draw:enhanced-geometry svg:viewBox="0 0 21600 21600" draw:type="rectangle" draw:enhanced-path="M 0 0 L 21600 0 21600 21600 0 21600 0 0 Z N"/></draw:custom-shape><draw:line text:anchor-type="paragraph" draw:z-index="20" draw:style-name="gr4" draw:text-style-name="P4" svg:x1="1.8008in" svg:y1="0.5457in" svg:x2="1.8008in" svg:y2="1.1709in"><text:p/></draw:line><draw:line text:anchor-type="paragraph" draw:z-index="21" draw:style-name="gr4" draw:text-style-name="P4" svg:x1="3.5925in" svg:y1="2.3646in" svg:x2="3.5925in" svg:y2="2.7957in"><text:p/></draw:line></text:p></draw:text-box></draw:frame>This architecture was designed with TCP socket services under UNIX with forking. This restricts its usage to UNIX, however with cygwin it is possible to run it on MS Windows even with MS SQL Server support.</text:p>
      <text:p text:style-name="Standard"/>
      <text:p text:style-name="Standard">The mpnet wraps the following transactions into SOAP for any SOAP/TCP client:</text:p>
      <text:p text:style-name="Standard">login</text:p>
      <text:p text:style-name="Standard">trx-selection</text:p>
      <text:p text:style-name="Standard">trx-select</text:p>
      <text:p text:style-name="Standard">trx-delete</text:p>
      <text:p text:style-name="Standard">trx-update</text:p>
      <text:p text:style-name="Standard">trx-insert</text:p>
      <text:p text:style-name="Standard">trx-info</text:p>
      <text:p text:style-name="Standard">trx-book</text:p>
      <text:p text:style-name="Standard">logout</text:p>
      <text:p text:style-name="Standard"/>
      <text:p text:style-name="Standard"/>
      <text:h text:style-name="P2" text:outline-level="2">C# .NET architecture</text:h>
      <text:p text:style-name="Standard">This architecture is build from scratch on MS .NET written in C#. It uses only standard classes and can be build with the MS VS.NET Express Edition.</text:p>
      <text:p text:style-name="Standard"><draw:frame draw:style-name="fr1" draw:name="Frame1" text:anchor-type="paragraph" svg:x="0.0516in" svg:y="0.0602in" svg:width="6.6673in" draw:z-index="22"><draw:text-box fo:min-height="3.3402in"><text:p text:style-name="Frame_20_contents"><draw:custom-shape text:anchor-type="paragraph" draw:z-index="32" draw:style-name="gr1" draw:text-style-name="P4" svg:width="0.9587in" svg:height="0.813in" svg:x="2.8126in" svg:y="2.3925in"><text:p text:style-name="P4">Database</text:p><text:p text:style-name="P4">ANSI SQL</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1" draw:style-name="gr1" svg:width="1.5315in" svg:height="0.3024in" svg:x="3.4689in" svg:y="2.0307in"><text:p text:style-name="P4">Database ADO</text:p><draw:enhanced-geometry svg:viewBox="0 0 21600 21600" draw:type="rectangle" draw:enhanced-path="M 0 0 L 21600 0 21600 21600 0 21600 0 0 Z N"/></draw:custom-shape><draw:custom-shape text:anchor-type="paragraph" draw:z-index="30" draw:style-name="gr1" svg:width="1.5315in" svg:height="0.3024in" svg:x="1.752in" svg:y="2.0307in"><text:p text:style-name="P4">Utilities swyn</text:p><draw:enhanced-geometry svg:viewBox="0 0 21600 21600" draw:type="rectangle" draw:enhanced-path="M 0 0 L 21600 0 21600 21600 0 21600 0 0 Z N"/></draw:custom-shape><draw:custom-shape text:anchor-type="paragraph" draw:z-index="29" draw:style-name="gr1" svg:width="1.5315in" svg:height="0.3024in" svg:x="2.7626in" svg:y="1.6217in"><text:p text:style-name="P4">tdbds</text:p><draw:enhanced-geometry svg:viewBox="0 0 21600 21600" draw:type="rectangle" draw:enhanced-path="M 0 0 L 21600 0 21600 21600 0 21600 0 0 Z N"/></draw:custom-shape><draw:custom-shape text:anchor-type="paragraph" draw:z-index="28" draw:style-name="gr1" svg:width="1.5315in" svg:height="0.3024in" svg:x="3.4602in" svg:y="1.3193in"><text:p text:style-name="P4">tdbsoap</text:p><draw:enhanced-geometry svg:viewBox="0 0 21600 21600" draw:type="rectangle" draw:enhanced-path="M 0 0 L 21600 0 21600 21600 0 21600 0 0 Z N"/></draw:custom-shape><draw:custom-shape text:anchor-type="paragraph" draw:z-index="27" draw:style-name="gr1" svg:width="1.5315in" svg:height="0.3024in" svg:x="1.8146in" svg:y="1.3193in"><text:p text:style-name="P4">tdb</text:p><draw:enhanced-geometry svg:viewBox="0 0 21600 21600" draw:type="rectangle" draw:enhanced-path="M 0 0 L 21600 0 21600 21600 0 21600 0 0 Z N"/></draw:custom-shape><draw:caption text:anchor-type="paragraph" draw:z-index="26" draw:style-name="gr3" draw:text-style-name="P4" svg:width="0.7717in" svg:height="0.2398in" svg:x="5.3437in" svg:y="0.55in" draw:caption-point-x="-1.1146in" draw:caption-point-y="0.4673in"><text:p text:style-name="P4">SOAP</text:p></draw:caption><draw:caption text:anchor-type="paragraph" draw:z-index="25" draw:style-name="gr3" draw:text-style-name="P4" svg:width="1.1469in" svg:height="0.2398in" svg:x="0.0937in" svg:y="0.8874in" draw:caption-point-x="2.5626in" draw:caption-point-y="0.2252in"><text:p text:style-name="P4">SOAP</text:p></draw:caption><draw:custom-shape text:anchor-type="paragraph" draw:z-index="24" draw:style-name="gr1" svg:width="1.5315in" svg:height="0.3024in" svg:x="1.7811in" svg:y="0.2in"><text:p text:style-name="P4">tdbadmin</text:p><draw:enhanced-geometry svg:viewBox="0 0 21600 21600" draw:type="rectangle" draw:enhanced-path="M 0 0 L 21600 0 21600 21600 0 21600 0 0 Z N"/></draw:custom-shape><draw:custom-shape text:anchor-type="paragraph" draw:z-index="23" draw:style-name="gr1" svg:width="1.5315in" svg:height="0.3024in" svg:x="1.7937in" svg:y="0.5854in"><text:p text:style-name="P4">tdbgui</text:p><draw:enhanced-geometry svg:viewBox="0 0 21600 21600" draw:type="rectangle" draw:enhanced-path="M 0 0 L 21600 0 21600 21600 0 21600 0 0 Z N"/></draw:custom-shape></text:p></draw:text-box></draw:frame></text:p>
      <text:p text:style-name="Standard"/>
      <text:h text:style-name="Heading_20_2" text:outline-level="2">JAVA architecture</text:h>
      <text:p text:style-name="Standard">Completely build on the JAVA platform. Uses EJB, SOAP/TCP, Eclipse RCP, SWING, CORBA IONA, ...</text:p>
      <text:p text:style-name="Standard"><draw:frame draw:style-name="fr1" draw:name="Frame2" text:anchor-type="paragraph" svg:x="0.0236in" svg:y="0.052in" svg:width="6.6945in" draw:z-index="0"><draw:text-box fo:min-height="3.4772in"><text:p text:style-name="Frame_20_contents"><draw:custom-shape text:anchor-type="paragraph" draw:z-index="1" draw:style-name="gr1" draw:text-style-name="P4" svg:width="0.9587in" svg:height="0.813in" svg:x="2.8126in" svg:y="2.3925in"><text:p text:style-name="P4">Database</text:p><text:p text:style-name="P4">ANSI SQL</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 draw:style-name="gr1" svg:width="1.5315in" svg:height="0.3024in" svg:x="3.4689in" svg:y="2.0307in"><text:p text:style-name="P4">Database ADO</text:p><draw:enhanced-geometry svg:viewBox="0 0 21600 21600" draw:type="rectangle" draw:enhanced-path="M 0 0 L 21600 0 21600 21600 0 21600 0 0 Z N"/></draw:custom-shape><draw:custom-shape text:anchor-type="paragraph" draw:z-index="3" draw:style-name="gr1" svg:width="1.5315in" svg:height="0.3024in" svg:x="1.752in" svg:y="2.0307in"><text:p text:style-name="P4">Utilities swyn</text:p><draw:enhanced-geometry svg:viewBox="0 0 21600 21600" draw:type="rectangle" draw:enhanced-path="M 0 0 L 21600 0 21600 21600 0 21600 0 0 Z N"/></draw:custom-shape><draw:custom-shape text:anchor-type="paragraph" draw:z-index="4" draw:style-name="gr1" svg:width="1.5315in" svg:height="0.3024in" svg:x="2.7626in" svg:y="1.6217in"><text:p text:style-name="P4">tdbds</text:p><draw:enhanced-geometry svg:viewBox="0 0 21600 21600" draw:type="rectangle" draw:enhanced-path="M 0 0 L 21600 0 21600 21600 0 21600 0 0 Z N"/></draw:custom-shape><draw:custom-shape text:anchor-type="paragraph" draw:z-index="5" draw:style-name="gr1" svg:width="1.5315in" svg:height="0.3024in" svg:x="3.4602in" svg:y="1.3193in"><text:p text:style-name="P4">tdbweb</text:p><draw:enhanced-geometry svg:viewBox="0 0 21600 21600" draw:type="rectangle" draw:enhanced-path="M 0 0 L 21600 0 21600 21600 0 21600 0 0 Z N"/></draw:custom-shape><draw:custom-shape text:anchor-type="paragraph" draw:z-index="6" draw:style-name="gr1" svg:width="1.5315in" svg:height="0.3024in" svg:x="1.8146in" svg:y="1.3193in"><text:p text:style-name="P4">tdb</text:p><draw:enhanced-geometry svg:viewBox="0 0 21600 21600" draw:type="rectangle" draw:enhanced-path="M 0 0 L 21600 0 21600 21600 0 21600 0 0 Z N"/></draw:custom-shape><draw:caption text:anchor-type="paragraph" draw:z-index="7" draw:style-name="gr2" draw:text-style-name="P4" svg:width="1.3906in" svg:height="0.2295in" svg:x="4.7252in" svg:y="0.6445in" draw:caption-point-x="-0.4961in" draw:caption-point-y="0.5417in"><text:p text:style-name="P4">JSP/Servlet/AJAX</text:p></draw:caption><draw:caption text:anchor-type="paragraph" draw:z-index="8" draw:style-name="gr3" draw:text-style-name="P4" svg:width="1.1469in" svg:height="0.2398in" svg:x="0.0937in" svg:y="0.8874in" draw:caption-point-x="2.4689in" draw:caption-point-y="0.2988in"><text:p text:style-name="P4">SOAP</text:p></draw:caption><draw:custom-shape text:anchor-type="paragraph" draw:z-index="9" draw:style-name="gr1" svg:width="1.5315in" svg:height="0.3024in" svg:x="0.0835in" svg:y="1.3354in"><text:p text:style-name="P4">Admin2 (Swing)</text:p><draw:enhanced-geometry svg:viewBox="0 0 21600 21600" draw:type="rectangle" draw:enhanced-path="M 0 0 L 21600 0 21600 21600 0 21600 0 0 Z N"/></draw:custom-shape><draw:custom-shape text:anchor-type="paragraph" draw:z-index="10" draw:style-name="gr1" svg:width="1.5315in" svg:height="0.3024in" svg:x="1.7937in" svg:y="0.5854in"><text:p text:style-name="P4">Tdbadmin (RCP)</text:p><draw:enhanced-geometry svg:viewBox="0 0 21600 21600" draw:type="rectangle" draw:enhanced-path="M 0 0 L 21600 0 21600 21600 0 21600 0 0 Z N"/></draw:custom-shape></text:p></draw:text-box></draw:frame></text:p>
      <text:p text:style-name="Standard"/>
      <text:h text:style-name="Heading_20_2" text:outline-level="2"><text:soft-page-break/>Namespace</text:h>
      <table:table table:name="Table1" table:style-name="Table1">
        <table:table-column table:style-name="Table1.A"/>
        <table:table-column table:style-name="Table1.B"/>
        <table:table-row table:style-name="Table1.1">
          <table:table-cell table:style-name="Table1.A1" office:value-type="string">
            <text:p text:style-name="P1">Abbreviation</text:p>
          </table:table-cell>
          <table:table-cell table:style-name="Table1.B1" office:value-type="string">
            <text:p text:style-name="P1">Meaning</text:p>
          </table:table-cell>
        </table:table-row>
        <table:table-row table:style-name="Table1.1">
          <table:table-cell table:style-name="Table1.A4" office:value-type="string">
            <text:p text:style-name="P1">PS or PISO</text:p>
          </table:table-cell>
          <table:table-cell table:style-name="Table1.B4" office:value-type="string">
            <text:p text:style-name="P1"><text:span text:style-name="T2">P</text:span>ortable <text:span text:style-name="T2">I</text:span>nternet <text:span text:style-name="T2">So</text:span>ftware</text:p>
          </table:table-cell>
        </table:table-row>
        <table:table-row table:style-name="Table1.1">
          <table:table-cell table:style-name="Table1.A4" office:value-type="string">
            <text:p text:style-name="P1">MP or MAPO</text:p>
          </table:table-cell>
          <table:table-cell table:style-name="Table1.B4" office:value-type="string">
            <text:p text:style-name="P1"><text:span text:style-name="T2">Ma</text:span>nage &amp; <text:span text:style-name="T2">P</text:span>rocess <text:span text:style-name="T2">O</text:span>perations</text:p>
          </table:table-cell>
        </table:table-row>
        <table:table-row table:style-name="Table1.1">
          <table:table-cell table:style-name="Table1.A4" office:value-type="string">
            <text:p text:style-name="P1">tdb</text:p>
          </table:table-cell>
          <table:table-cell table:style-name="Table1.B4" office:value-type="string">
            <text:p text:style-name="P1"><text:span text:style-name="T2">t</text:span>ravel<text:span text:style-name="T2">DB</text:span></text:p>
          </table:table-cell>
        </table:table-row>
      </table:table>
      <text:p text:style-name="Standard"/>
      <text:h text:style-name="Heading_20_2" text:outline-level="2">Setup of this document</text:h>
      <text:p text:style-name="Standard">This document addresses the administration (including installation and distribution) and the development guidelines for the travelDB.</text:p>
      <text:p text:style-name="Standard"/>
      <text:p text:style-name="Standard">The main chapters are administration and development.</text:p>
      <text:h text:style-name="Heading_20_2" text:outline-level="2">Copyright – license agreements</text:h>
      <text:p text:style-name="Standard">Everything related to the travelDB (also knows under the namespaces of PS, PISO, MP, MAPO), including source codes, documentations and similar is part of the travelDB license agreement and under copyright of yafra.org.</text:p>
      <text:p text:style-name="Standard"/>
      <text:p text:style-name="Standard"/>
      <text:h text:style-name="Heading_20_1" text:outline-level="1">Protocols</text:h>
      <text:p text:style-name="Standard">SOAP</text:p>
      <text:p text:style-name="Standard">ASCII TCP</text:p>
      <text:p text:style-name="Standard">EJB</text:p>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keep-with-next="always"/>
      <style:text-properties fo:text-transform="uppercase" fo:font-size="20pt" fo:font-weight="bold" style:letter-kerning="true" style:font-size-asian="20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8pt" fo:font-weight="bold" style:font-size-asian="18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4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Stone Sans Bold" fo:font-size="13pt" fo:font-style="italic" style:font-size-asian="13pt"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Stone Sans Bold" fo:font-size="12pt" style:font-size-asian="12pt"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color="#0000ff" fo:font-size="24pt" fo:font-weight="bold" style:letter-kerning="true" style:font-size-asian="24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Stone Sans" style:text-underline-style="solid" style:text-underline-width="auto" style:text-underline-color="font-color"/>
    </style:style>
    <style:style style:name="Page_20_Number" style:display-name="Page Number" style:family="text" style:parent-style-name="Default_20_Paragraph_20_Font">
      <style:text-properties style:font-name="Stone San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Times New Roman"/>
      </text:list-level-style-bullet>
      <text:list-level-style-bullet text:level="2" text:style-name="WW8Num11z1" text:bullet-char="o">
        <style:list-level-properties text:space-before="0.75in" text:min-label-width="0.25in"/>
        <style:text-properties fo:font-family="'Courier New'" style:font-family-generic="modern" style:font-pitch="fixed"/>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fo:font-family="'Courier New'" style:font-family-generic="modern" style:font-pitch="fixed"/>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fo:font-family="'Courier New'" style:font-family-generic="modern" style:font-pitch="fixed"/>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fo:font-family="'Courier New'" style:font-family-generic="modern" style:font-pitch="fixed"/>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fo:font-family="'Courier New'" style:font-family-generic="modern" style:font-pitch="fixed"/>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fo:font-family="'Courier New'" style:font-family-generic="modern" style:font-pitch="fixed"/>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fo:font-family="'Courier New'" style:font-family-generic="modern" style:font-pitch="fixed"/>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fo:font-family="'Courier New'" style:font-family-generic="modern" style:font-pitch="fixed"/>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fo:font-family="'Courier New'" style:font-family-generic="modern" style:font-pitch="fixed"/>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fo:font-family="'Courier New'" style:font-family-generic="modern" style:font-pitch="fixed"/>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fo:font-family="'Courier New'" style:font-family-generic="modern" style:font-pitch="fixed"/>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fo:font-family="'Courier New'" style:font-family-generic="modern" style:font-pitch="fixed"/>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1"/>
    </style:style>
    <style:style style:name="MT2" style:family="text"/>
    <style:page-layout style:name="Mpm1">
      <style:page-layout-properties fo:page-width="8.2681in" fo:page-height="11.6929in" style:num-format="1" style:print-orientation="portrait" fo:margin-top="0.3937in" fo:margin-bottom="0.5909in" fo:margin-left="0.6693in" fo:margin-right="0.6693in" style:writing-mode="lr-tb" style:layout-grid-color="#c0c0c0" style:layout-grid-lines="56"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7083in" fo:margin-bottom="0.7083in" fo:margin-left="0.6693in" fo:margin-right="0.6693in" style:writing-mode="lr-tb" style:layout-grid-color="#c0c0c0" style:layout-grid-lines="53"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ravelDB <text:tab/><text:tab/>Design Guide</text:p>
      </style:header>
      <style:footer>
        <text:p text:style-name="Footer">© yafra.org<text:tab/>Author: <text:a xlink:type="simple" xlink:href="mailto:martin@nissle.ch"><text:span text:style-name="Internet_20_link"><text:span text:style-name="MT1">administrator@yafra.org</text:span></text:span></text:a><text:tab/>Page: <text:span text:style-name="Page_20_Number"><text:page-number text:select-page="current">5</text:page-number></text:span><text:span text:style-name="Page_20_Number"> / </text:span><text:span text:style-name="Page_20_Number"><text:page-count style:num-format="1">5</text:page-count></text:span></text:p>
        <text:p text:style-name="Footer"><text:span text:style-name="Page_20_Number">Revision: 1.0</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6-30T00:50:31</meta:creation-date>
    <meta:editing-cycles>1</meta:editing-cycles>
    <meta:editing-duration>P0D</meta:editing-duration>
    <dc:description>yafra.org</dc:description>
    <dc:title>travel database design principles</dc:title>
    <meta:document-statistic meta:table-count="1" meta:image-count="0" meta:object-count="0" meta:page-count="5" meta:paragraph-count="45" meta:word-count="250" meta:character-count="1646" meta:non-whitespace-character-count="1439"/>
    <meta:user-defined meta:name="Info 1"/>
    <meta:user-defined meta:name="Info 2"/>
    <meta:user-defined meta:name="Info 3"/>
    <meta:user-defined meta:name="Info 4"/>
  </office:meta>
</office:document-meta>
</file>